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71cm" fo:margin-left="-0.995cm" fo:margin-right="-0.975cm" table:align="margins"/>
    </style:style>
    <style:style style:name="Table1.A" style:family="table-column">
      <style:table-column-properties style:column-width="9.393cm" style:rel-column-width="32447*"/>
    </style:style>
    <style:style style:name="Table1.B" style:family="table-column">
      <style:table-column-properties style:column-width="9.578cm" style:rel-column-width="33088*"/>
    </style:style>
    <style:style style:name="Table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99" fo:padding="0.097cm" fo:border="0.002cm solid #000000">
        <style:background-image/>
      </style:table-cell-properties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SoundErrors" style:family="table">
      <style:table-properties style:width="19.024cm" fo:margin-left="-1.021cm" fo:margin-right="-1.002cm" table:align="margins"/>
    </style:style>
    <style:style style:name="DirectSoundErrors.A" style:family="table-column">
      <style:table-column-properties style:column-width="9.419cm" style:rel-column-width="32448*"/>
    </style:style>
    <style:style style:name="DirectSoundErrors.B" style:family="table-column">
      <style:table-column-properties style:column-width="9.604cm" style:rel-column-width="33087*"/>
    </style:style>
    <style:style style:name="DirectSoundErrors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SoundErrors.B1" style:family="table-cell">
      <style:table-cell-properties fo:background-color="#cccc99" fo:padding="0.097cm" fo:border="0.002cm solid #000000">
        <style:background-image/>
      </style:table-cell-properties>
    </style:style>
    <style:style style:name="DirectSoundErrors.A2" style:family="table-cell">
      <style:table-cell-properties fo:padding="0.097cm" fo:border-left="0.002cm solid #000000" fo:border-right="none" fo:border-top="none" fo:border-bottom="0.002cm solid #000000"/>
    </style:style>
    <style:style style:name="DirectSoundErro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Input8" style:family="table">
      <style:table-properties style:width="19.024cm" fo:margin-left="-1.021cm" fo:margin-right="-1.002cm" table:align="margins"/>
    </style:style>
    <style:style style:name="DirectInput8.A" style:family="table-column">
      <style:table-column-properties style:column-width="9.525cm" style:rel-column-width="32813*"/>
    </style:style>
    <style:style style:name="DirectInput8.B" style:family="table-column">
      <style:table-column-properties style:column-width="9.499cm" style:rel-column-width="32722*"/>
    </style:style>
    <style:style style:name="DirectInput8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Input8.B1" style:family="table-cell">
      <style:table-cell-properties fo:background-color="#cccc99" fo:padding="0.097cm" fo:border="0.002cm solid #000000">
        <style:background-image/>
      </style:table-cell-properties>
    </style:style>
    <style:style style:name="DirectInput8.A2" style:family="table-cell">
      <style:table-cell-properties fo:padding="0.097cm" fo:border-left="0.002cm solid #000000" fo:border-right="none" fo:border-top="none" fo:border-bottom="0.002cm solid #000000"/>
    </style:style>
    <style:style style:name="DirectInput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 style:master-page-name="">
      <style:paragraph-properties fo:margin-left="-1.032cm" fo:margin-right="0cm" fo:margin-top="0cm" fo:margin-bottom="0cm" fo:text-indent="0cm" style:auto-text-indent="false" style:page-number="auto" fo:keep-with-next="always"/>
    </style:style>
    <style:style style:name="P6" style:family="paragraph" style:parent-style-name="Heading_20_1">
      <style:paragraph-properties fo:margin-left="-1.251cm" fo:margin-right="0cm" fo:text-indent="0cm" style:auto-text-indent="false"/>
    </style:style>
    <style:style style:name="P7" style:family="paragraph" style:parent-style-name="Text_20_body">
      <style:paragraph-properties fo:margin-left="-1.251cm" fo:margin-right="0cm" fo:text-indent="0cm" style:auto-text-indent="false"/>
    </style:style>
    <style:style style:name="P8" style:family="paragraph" style:parent-style-name="Table_20_Contents">
      <style:paragraph-properties fo:text-align="center" style:justify-single-word="false" fo:background-color="#cccc99">
        <style:background-image/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rectDraw 7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rectDraw return value</text:p>
          </table:table-cell>
          <table:table-cell table:style-name="Table1.B1" office:value-type="string">
            <text:p text:style-name="P4">.NET exception</text:p>
          </table:table-cell>
        </table:table-row>
        <table:table-row table:style-name="Table1.2">
          <table:table-cell table:style-name="Table1.A2" office:value-type="string">
            <text:p text:style-name="P3">DDERR_DIRECTDRAWALREADYCREATED </text:p>
          </table:table-cell>
          <table:table-cell table:style-name="Table1.B2" office:value-type="string">
            <text:p text:style-name="Table_20_Contents">DirectDrawAlreadyCreatedException</text:p>
          </table:table-cell>
        </table:table-row>
        <table:table-row table:style-name="Table1.2">
          <table:table-cell table:style-name="Table1.A2" office:value-type="string">
            <text:p text:style-name="P3">DDERR_EXCLUSIVEMODEALREADYSET </text:p>
          </table:table-cell>
          <table:table-cell table:style-name="Table1.B2" office:value-type="string">
            <text:p text:style-name="Table_20_Contents">DirectDrawExclusiveModeAlreadySetException</text:p>
          </table:table-cell>
        </table:table-row>
        <table:table-row>
          <table:table-cell table:style-name="Table1.A2" office:value-type="string">
            <text:p text:style-name="Table_20_Contents">DDERR_GENERIC </text:p>
          </table:table-cell>
          <table:table-cell table:style-name="Table1.B2" office:value-type="string">
            <text:p text:style-name="Table_20_Contents">DirectDrawGenericException</text:p>
          </table:table-cell>
        </table:table-row>
        <table:table-row>
          <table:table-cell table:style-name="Table1.A2" office:value-type="string">
            <text:p text:style-name="Table_20_Contents">DDERR_HWNDALREADYSET </text:p>
          </table:table-cell>
          <table:table-cell table:style-name="Table1.B2" office:value-type="string">
            <text:p text:style-name="Table_20_Contents">DirectDrawHWNDAlreadySetException</text:p>
          </table:table-cell>
        </table:table-row>
        <table:table-row>
          <table:table-cell table:style-name="Table1.A2" office:value-type="string">
            <text:p text:style-name="Table_20_Contents">DDERR_HWNDSUBCLASSED </text:p>
          </table:table-cell>
          <table:table-cell table:style-name="Table1.B2" office:value-type="string">
            <text:p text:style-name="Table_20_Contents">DirectDrawHWNDSubclassedException</text:p>
          </table:table-cell>
        </table:table-row>
        <table:table-row>
          <table:table-cell table:style-name="Table1.A2" office:value-type="string">
            <text:p text:style-name="Table_20_Contents">DDERR_IMPLICITLYCREATED</text:p>
          </table:table-cell>
          <table:table-cell table:style-name="Table1.B2" office:value-type="string">
            <text:p text:style-name="Table_20_Contents">DirectDrawImplicitlyCreatedException</text:p>
          </table:table-cell>
        </table:table-row>
        <table:table-row>
          <table:table-cell table:style-name="Table1.A2" office:value-type="string">
            <text:p text:style-name="Table_20_Contents">DDERR_INCOMPATIBLEPRIMARY </text:p>
          </table:table-cell>
          <table:table-cell table:style-name="Table1.B2" office:value-type="string">
            <text:p text:style-name="Table_20_Contents">DirectDrawIncompatiblePrimarySurfaceException</text:p>
          </table:table-cell>
        </table:table-row>
        <table:table-row>
          <table:table-cell table:style-name="Table1.A2" office:value-type="string">
            <text:p text:style-name="Table_20_Contents">DDERR_INVALIDCAPS </text:p>
          </table:table-cell>
          <table:table-cell table:style-name="Table1.B2" office:value-type="string">
            <text:p text:style-name="Table_20_Contents">DirectDrawInvalidCapsException</text:p>
          </table:table-cell>
        </table:table-row>
        <table:table-row>
          <table:table-cell table:style-name="Table1.A2" office:value-type="string">
            <text:p text:style-name="Table_20_Contents">DDERR_INVALIDCLIPLIST</text:p>
          </table:table-cell>
          <table:table-cell table:style-name="Table1.B2" office:value-type="string">
            <text:p text:style-name="Table_20_Contents">DirectDrawInvalidClipListException</text:p>
          </table:table-cell>
        </table:table-row>
        <table:table-row>
          <table:table-cell table:style-name="Table1.A2" office:value-type="string">
            <text:p text:style-name="Table_20_Contents">DDERR_INVALIDDIRECTDRAWGUID </text:p>
          </table:table-cell>
          <table:table-cell table:style-name="Table1.B2" office:value-type="string">
            <text:p text:style-name="Table_20_Contents">DirectDrawInvalidGUIDException</text:p>
          </table:table-cell>
        </table:table-row>
        <table:table-row>
          <table:table-cell table:style-name="Table1.A2" office:value-type="string">
            <text:p text:style-name="Table_20_Contents">DDERR_INVALIDMODE </text:p>
          </table:table-cell>
          <table:table-cell table:style-name="Table1.B2" office:value-type="string">
            <text:p text:style-name="Table_20_Contents">DirectDrawInvalidModeException</text:p>
          </table:table-cell>
        </table:table-row>
        <table:table-row>
          <table:table-cell table:style-name="Table1.A2" office:value-type="string">
            <text:p text:style-name="Table_20_Contents">DDERR_INVALIDOBJECT </text:p>
          </table:table-cell>
          <table:table-cell table:style-name="Table1.B2" office:value-type="string">
            <text:p text:style-name="Table_20_Contents">DirectDrawInvalidObjectException</text:p>
          </table:table-cell>
        </table:table-row>
        <table:table-row>
          <table:table-cell table:style-name="Table1.A2" office:value-type="string">
            <text:p text:style-name="Table_20_Contents">DDERR_INVALIDPARAMS </text:p>
          </table:table-cell>
          <table:table-cell table:style-name="Table1.B2" office:value-type="string">
            <text:p text:style-name="Table_20_Contents">DirectDrawInvalidParametersException</text:p>
          </table:table-cell>
        </table:table-row>
        <table:table-row>
          <table:table-cell table:style-name="Table1.A2" office:value-type="string">
            <text:p text:style-name="Table_20_Contents">DDERR_INVALIDPIXELFORMAT </text:p>
          </table:table-cell>
          <table:table-cell table:style-name="Table1.B2" office:value-type="string">
            <text:p text:style-name="Table_20_Contents">DirectDrawInvalidPixelFormatException</text:p>
          </table:table-cell>
        </table:table-row>
        <table:table-row>
          <table:table-cell table:style-name="Table1.A2" office:value-type="string">
            <text:p text:style-name="Table_20_Contents">DDERR_INVALIDRECT</text:p>
          </table:table-cell>
          <table:table-cell table:style-name="Table1.B2" office:value-type="string">
            <text:p text:style-name="Table_20_Contents">DirectDrawInvalidRectException</text:p>
          </table:table-cell>
        </table:table-row>
        <table:table-row>
          <table:table-cell table:style-name="Table1.A2" office:value-type="string">
            <text:p text:style-name="Table_20_Contents">DDERR_INVALIDSURFACETYPE</text:p>
          </table:table-cell>
          <table:table-cell table:style-name="Table1.B2" office:value-type="string">
            <text:p text:style-name="Table_20_Contents">DirectDrawInvalidSurfaceTypeException</text:p>
          </table:table-cell>
        </table:table-row>
        <table:table-row>
          <table:table-cell table:style-name="Table1.A2" office:value-type="string">
            <text:p text:style-name="Table_20_Contents">DDERR_LOCKEDSURFACES </text:p>
          </table:table-cell>
          <table:table-cell table:style-name="Table1.B2" office:value-type="string">
            <text:p text:style-name="Table_20_Contents">DirectDrawLockedSurfaceException</text:p>
          </table:table-cell>
        </table:table-row>
        <table:table-row>
          <table:table-cell table:style-name="Table1.A2" office:value-type="string">
            <text:p text:style-name="Table_20_Contents">DDERR_NOALPHAHW </text:p>
          </table:table-cell>
          <table:table-cell table:style-name="Table1.B2" office:value-type="string">
            <text:p text:style-name="Table_20_Contents">DirectDrawNoAlphaHardwareException</text:p>
          </table:table-cell>
        </table:table-row>
        <table:table-row>
          <table:table-cell table:style-name="Table1.A2" office:value-type="string">
            <text:p text:style-name="Table_20_Contents">DDERR_NOBLTHW</text:p>
          </table:table-cell>
          <table:table-cell table:style-name="Table1.B2" office:value-type="string">
            <text:p text:style-name="Table_20_Contents">DirectDrawNoBlitHardwareException</text:p>
          </table:table-cell>
        </table:table-row>
        <table:table-row>
          <table:table-cell table:style-name="Table1.A2" office:value-type="string">
            <text:p text:style-name="Table_20_Contents">DDERR_NOCLIPLIST</text:p>
          </table:table-cell>
          <table:table-cell table:style-name="Table1.B2" office:value-type="string">
            <text:p text:style-name="Table_20_Contents">DirectDrawNoClipListException</text:p>
          </table:table-cell>
        </table:table-row>
        <table:table-row>
          <table:table-cell table:style-name="Table1.A2" office:value-type="string">
            <text:p text:style-name="Table_20_Contents">DDERR_NOCLIPPERATTACHED</text:p>
          </table:table-cell>
          <table:table-cell table:style-name="Table1.B2" office:value-type="string">
            <text:p text:style-name="Table_20_Contents">DirectDrawNoClipperAttachedException</text:p>
          </table:table-cell>
        </table:table-row>
        <table:table-row>
          <table:table-cell table:style-name="Table1.A2" office:value-type="string">
            <text:p text:style-name="Table_20_Contents">DDERR_NOCOOPERATIVELEVELSET </text:p>
          </table:table-cell>
          <table:table-cell table:style-name="Table1.B2" office:value-type="string">
            <text:p text:style-name="Table_20_Contents">DirectDrawNoCooperativeLevelSetException</text:p>
          </table:table-cell>
        </table:table-row>
        <table:table-row>
          <table:table-cell table:style-name="Table1.A2" office:value-type="string">
            <text:p text:style-name="Table_20_Contents">DDERR_NODIRECTDRAWHW </text:p>
          </table:table-cell>
          <table:table-cell table:style-name="Table1.B2" office:value-type="string">
            <text:p text:style-name="Table_20_Contents">DirectDrawNoHardwareException</text:p>
          </table:table-cell>
        </table:table-row>
        <table:table-row>
          <table:table-cell table:style-name="Table1.A2" office:value-type="string">
            <text:p text:style-name="Table_20_Contents">DDERR_NODDROPSHW</text:p>
          </table:table-cell>
          <table:table-cell table:style-name="Table1.B2" office:value-type="string">
            <text:p text:style-name="Table_20_Contents">DirectDrawNoDDRasterOperationHardwareException</text:p>
          </table:table-cell>
        </table:table-row>
        <table:table-row>
          <table:table-cell table:style-name="Table1.A2" office:value-type="string">
            <text:p text:style-name="P3">DDERR_NOEMULATION </text:p>
          </table:table-cell>
          <table:table-cell table:style-name="Table1.B2" office:value-type="string">
            <text:p text:style-name="Table_20_Contents">DirectDrawNoEmulationException</text:p>
          </table:table-cell>
        </table:table-row>
        <table:table-row>
          <table:table-cell table:style-name="Table1.A2" office:value-type="string">
            <text:p text:style-name="Table_20_Contents">DDERR_NOEXCLUSIVEMODE </text:p>
          </table:table-cell>
          <table:table-cell table:style-name="Table1.B2" office:value-type="string">
            <text:p text:style-name="Table_20_Contents">DirectDrawNoExclusiveModeException</text:p>
          </table:table-cell>
        </table:table-row>
        <table:table-row>
          <table:table-cell table:style-name="Table1.A2" office:value-type="string">
            <text:p text:style-name="Table_20_Contents">DDERR_NOFLIPHW</text:p>
          </table:table-cell>
          <table:table-cell table:style-name="Table1.B2" office:value-type="string">
            <text:p text:style-name="Table_20_Contents">DirectDrawNoFlipHardwareException</text:p>
          </table:table-cell>
        </table:table-row>
        <table:table-row>
          <table:table-cell table:style-name="Table1.A2" office:value-type="string">
            <text:p text:style-name="Table_20_Contents">DDERR_NOMIPMAPHW </text:p>
          </table:table-cell>
          <table:table-cell table:style-name="Table1.B2" office:value-type="string">
            <text:p text:style-name="Table_20_Contents">DirectDrawNoMipMapHardwareException</text:p>
          </table:table-cell>
        </table:table-row>
        <table:table-row>
          <table:table-cell table:style-name="Table1.A2" office:value-type="string">
            <text:p text:style-name="Table_20_Contents">DDERR_NOMIRRORHW </text:p>
          </table:table-cell>
          <table:table-cell table:style-name="Table1.B2" office:value-type="string">
            <text:p text:style-name="Table_20_Contents">DirectDrawNoMirrorHardwareException</text:p>
          </table:table-cell>
        </table:table-row>
        <table:table-row>
          <table:table-cell table:style-name="Table1.A2" office:value-type="string">
            <text:p text:style-name="Table_20_Contents">DDERR_NOOVERLAYHW </text:p>
          </table:table-cell>
          <table:table-cell table:style-name="Table1.B2" office:value-type="string">
            <text:p text:style-name="Table_20_Contents">DirectDrawNoOverlayHardwareException</text:p>
          </table:table-cell>
        </table:table-row>
        <table:table-row>
          <table:table-cell table:style-name="Table1.A2" office:value-type="string">
            <text:p text:style-name="Table_20_Contents">DDERR_NORASTEROPHW</text:p>
          </table:table-cell>
          <table:table-cell table:style-name="Table1.B2" office:value-type="string">
            <text:p text:style-name="Table_20_Contents">DirectDrawNoRasterOperationHardwareException</text:p>
          </table:table-cell>
        </table:table-row>
        <table:table-row>
          <table:table-cell table:style-name="Table1.A2" office:value-type="string">
            <text:p text:style-name="Table_20_Contents">DDERR_NOROTATIONHW</text:p>
          </table:table-cell>
          <table:table-cell table:style-name="Table1.B2" office:value-type="string">
            <text:p text:style-name="Table_20_Contents">DirectDrawNoRotationHardwareException</text:p>
          </table:table-cell>
        </table:table-row>
        <table:table-row>
          <table:table-cell table:style-name="Table1.A2" office:value-type="string">
            <text:p text:style-name="Table_20_Contents">DDERR_NOSTRETCHHW </text:p>
          </table:table-cell>
          <table:table-cell table:style-name="Table1.B2" office:value-type="string">
            <text:p text:style-name="Table_20_Contents">DirectDrawNoStretchHardwareException</text:p>
          </table:table-cell>
        </table:table-row>
        <table:table-row>
          <table:table-cell table:style-name="Table1.A2" office:value-type="string">
            <text:p text:style-name="Table_20_Contents">DDERR_NOTAOVERLAYSURFACE</text:p>
          </table:table-cell>
          <table:table-cell table:style-name="Table1.B2" office:value-type="string">
            <text:p text:style-name="Table_20_Contents">DirectDrawNotAnOverlaySurfaceException</text:p>
          </table:table-cell>
        </table:table-row>
        <table:table-row>
          <table:table-cell table:style-name="Table1.A2" office:value-type="string">
            <text:p text:style-name="Table_20_Contents">DDERR_NOTFLIPPABLE</text:p>
          </table:table-cell>
          <table:table-cell table:style-name="Table1.B2" office:value-type="string">
            <text:p text:style-name="Table_20_Contents">DirectDrawNotFlippableException</text:p>
          </table:table-cell>
        </table:table-row>
        <text:soft-page-break/>
        <table:table-row>
          <table:table-cell table:style-name="Table1.A2" office:value-type="string">
            <text:p text:style-name="Table_20_Contents">DDERR_NOTFOUND </text:p>
          </table:table-cell>
          <table:table-cell table:style-name="Table1.B2" office:value-type="string">
            <text:p text:style-name="Table_20_Contents">DirectDrawNotFoundException</text:p>
          </table:table-cell>
        </table:table-row>
        <table:table-row>
          <table:table-cell table:style-name="Table1.A2" office:value-type="string">
            <text:p text:style-name="Table_20_Contents">DDERR_NOZBUFFERHW </text:p>
          </table:table-cell>
          <table:table-cell table:style-name="Table1.B2" office:value-type="string">
            <text:p text:style-name="Table_20_Contents">DirectDrawNoZBufferHardwareException</text:p>
          </table:table-cell>
        </table:table-row>
        <table:table-row>
          <table:table-cell table:style-name="Table1.A2" office:value-type="string">
            <text:p text:style-name="Table_20_Contents">DDERR_OUTOFMEMORY </text:p>
          </table:table-cell>
          <table:table-cell table:style-name="Table1.B2" office:value-type="string">
            <text:p text:style-name="Table_20_Contents">System::OutOfMemoryException</text:p>
          </table:table-cell>
        </table:table-row>
        <table:table-row>
          <table:table-cell table:style-name="Table1.A2" office:value-type="string">
            <text:p text:style-name="Table_20_Contents">DDERR_OUTOFVIDEOMEMORY </text:p>
          </table:table-cell>
          <table:table-cell table:style-name="Table1.B2" office:value-type="string">
            <text:p text:style-name="Table_20_Contents">DirectDrawOutOfVideoMemoryException</text:p>
          </table:table-cell>
        </table:table-row>
        <table:table-row>
          <table:table-cell table:style-name="Table1.A2" office:value-type="string">
            <text:p text:style-name="Table_20_Contents">DDERR_PRIMARYSURFACEALREADYEXISTS </text:p>
          </table:table-cell>
          <table:table-cell table:style-name="Table1.B2" office:value-type="string">
            <text:p text:style-name="Table_20_Contents">DirectDrawPrimarySurfaceAlreadyExistsException</text:p>
          </table:table-cell>
        </table:table-row>
        <table:table-row>
          <table:table-cell table:style-name="Table1.A2" office:value-type="string">
            <text:p text:style-name="Table_20_Contents">DDERR_SURFACEBUSY </text:p>
          </table:table-cell>
          <table:table-cell table:style-name="Table1.B2" office:value-type="string">
            <text:p text:style-name="Table_20_Contents">DirectDrawSurfaceBusyException</text:p>
          </table:table-cell>
        </table:table-row>
        <table:table-row>
          <table:table-cell table:style-name="Table1.A2" office:value-type="string">
            <text:p text:style-name="Table_20_Contents">DDERR_SURFACELOST</text:p>
          </table:table-cell>
          <table:table-cell table:style-name="Table1.B2" office:value-type="string">
            <text:p text:style-name="Table_20_Contents">DirectDrawSurfaceLostException</text:p>
          </table:table-cell>
        </table:table-row>
        <table:table-row>
          <table:table-cell table:style-name="Table1.A2" office:value-type="string">
            <text:p text:style-name="Table_20_Contents">DDERR_UNSUPPORTED </text:p>
          </table:table-cell>
          <table:table-cell table:style-name="Table1.B2" office:value-type="string">
            <text:p text:style-name="Table_20_Contents">DirectDrawUnsupportedException</text:p>
          </table:table-cell>
        </table:table-row>
        <table:table-row>
          <table:table-cell table:style-name="Table1.A2" office:value-type="string">
            <text:p text:style-name="Table_20_Contents">DDERR_UNSUPPORTEDMODE </text:p>
          </table:table-cell>
          <table:table-cell table:style-name="Table1.B2" office:value-type="string">
            <text:p text:style-name="Table_20_Contents">DirectDrawUnsupportedModeException</text:p>
          </table:table-cell>
        </table:table-row>
        <table:table-row>
          <table:table-cell table:style-name="Table1.A2" office:value-type="string">
            <text:p text:style-name="Table_20_Contents">DDERR_WASSTILLDRAWING </text:p>
          </table:table-cell>
          <table:table-cell table:style-name="Table1.B2" office:value-type="string">
            <text:p text:style-name="Table_20_Contents">DirectDrawWasStillDrawingException</text:p>
          </table:table-cell>
        </table:table-row>
      </table:table>
      <text:p text:style-name="P1"/>
      <text:h text:style-name="P2" text:outline-level="1"/>
      <text:p text:style-name="P1"/>
      <text:h text:style-name="P5" text:outline-level="1">DirectSound 8</text:h>
      <table:table table:name="DirectSoundErrors" table:style-name="DirectSoundErrors">
        <table:table-column table:style-name="DirectSoundErrors.A"/>
        <table:table-column table:style-name="DirectSoundErrors.B"/>
        <table:table-row>
          <table:table-cell table:style-name="DirectSoundErrors.A1" office:value-type="string">
            <text:p text:style-name="P4">DirectSound return value</text:p>
          </table:table-cell>
          <table:table-cell table:style-name="DirectSoundErrors.B1" office:value-type="string">
            <text:p text:style-name="P4">.NET Exception</text:p>
          </table:table-cell>
        </table:table-row>
        <table:table-row>
          <table:table-cell table:style-name="DirectSoundErrors.A2" office:value-type="string">
            <text:p text:style-name="Table_20_Contents">DSERR_ALLOCATED</text:p>
          </table:table-cell>
          <table:table-cell table:style-name="DirectSoundErrors.B2" office:value-type="string">
            <text:p text:style-name="Table_20_Contents">DirectSoundAllocatedException</text:p>
          </table:table-cell>
        </table:table-row>
        <table:table-row>
          <table:table-cell table:style-name="DirectSoundErrors.A2" office:value-type="string">
            <text:p text:style-name="Table_20_Contents">DSERR_BADFORMAT</text:p>
          </table:table-cell>
          <table:table-cell table:style-name="DirectSoundErrors.B2" office:value-type="string">
            <text:p text:style-name="Table_20_Contents">DirectSoundBadFormatException</text:p>
          </table:table-cell>
        </table:table-row>
        <table:table-row>
          <table:table-cell table:style-name="DirectSoundErrors.A2" office:value-type="string">
            <text:p text:style-name="Table_20_Contents">DSERR_BUFFERLOST</text:p>
          </table:table-cell>
          <table:table-cell table:style-name="DirectSoundErrors.B2" office:value-type="string">
            <text:p text:style-name="Table_20_Contents">DirectSoundBufferLostException</text:p>
          </table:table-cell>
        </table:table-row>
        <table:table-row>
          <table:table-cell table:style-name="DirectSoundErrors.A2" office:value-type="string">
            <text:p text:style-name="Table_20_Contents">DSERR_BUFFERTOOSMALL</text:p>
          </table:table-cell>
          <table:table-cell table:style-name="DirectSoundErrors.B2" office:value-type="string">
            <text:p text:style-name="Table_20_Contents">DirectSoundBufferTooSmallException</text:p>
          </table:table-cell>
        </table:table-row>
        <table:table-row>
          <table:table-cell table:style-name="DirectSoundErrors.A2" office:value-type="string">
            <text:p text:style-name="Table_20_Contents">DSERR_CONTROLUNAVAIL</text:p>
          </table:table-cell>
          <table:table-cell table:style-name="DirectSoundErrors.B2" office:value-type="string">
            <text:p text:style-name="Table_20_Contents">DirectSoundControlUnavailableException</text:p>
          </table:table-cell>
        </table:table-row>
        <table:table-row>
          <table:table-cell table:style-name="DirectSoundErrors.A2" office:value-type="string">
            <text:p text:style-name="Table_20_Contents">DSERR_DS8_REQUIRED</text:p>
          </table:table-cell>
          <table:table-cell table:style-name="DirectSoundErrors.B2" office:value-type="string">
            <text:p text:style-name="Table_20_Contents">DirectSoundVersion8RequiredException</text:p>
          </table:table-cell>
        </table:table-row>
        <table:table-row>
          <table:table-cell table:style-name="DirectSoundErrors.A2" office:value-type="string">
            <text:p text:style-name="Table_20_Contents">DSERR_GENERIC</text:p>
          </table:table-cell>
          <table:table-cell table:style-name="DirectSoundErrors.B2" office:value-type="string">
            <text:p text:style-name="Table_20_Contents">DirectSoundGenericException</text:p>
          </table:table-cell>
        </table:table-row>
        <table:table-row>
          <table:table-cell table:style-name="DirectSoundErrors.A2" office:value-type="string">
            <text:p text:style-name="Table_20_Contents">DSERR_INVALIDCALL</text:p>
          </table:table-cell>
          <table:table-cell table:style-name="DirectSoundErrors.B2" office:value-type="string">
            <text:p text:style-name="Table_20_Contents">DirectSoundInvalidCallException</text:p>
          </table:table-cell>
        </table:table-row>
        <table:table-row>
          <table:table-cell table:style-name="DirectSoundErrors.A2" office:value-type="string">
            <text:p text:style-name="Table_20_Contents">DSERR_INVALIDPARAM</text:p>
          </table:table-cell>
          <table:table-cell table:style-name="DirectSoundErrors.B2" office:value-type="string">
            <text:p text:style-name="Table_20_Contents">DirectSoundInvalidParameterException</text:p>
          </table:table-cell>
        </table:table-row>
        <table:table-row>
          <table:table-cell table:style-name="DirectSoundErrors.A2" office:value-type="string">
            <text:p text:style-name="Table_20_Contents">DSERR_NOAGGREGATION</text:p>
          </table:table-cell>
          <table:table-cell table:style-name="DirectSoundErrors.B2" office:value-type="string">
            <text:p text:style-name="Table_20_Contents">DirectSoundNoAggregationException</text:p>
          </table:table-cell>
        </table:table-row>
        <table:table-row>
          <table:table-cell table:style-name="DirectSoundErrors.A2" office:value-type="string">
            <text:p text:style-name="Table_20_Contents">DSERR_NODRIVER</text:p>
          </table:table-cell>
          <table:table-cell table:style-name="DirectSoundErrors.B2" office:value-type="string">
            <text:p text:style-name="Table_20_Contents">DirectSoundNoDriverException</text:p>
          </table:table-cell>
        </table:table-row>
        <table:table-row>
          <table:table-cell table:style-name="DirectSoundErrors.A2" office:value-type="string">
            <text:p text:style-name="Table_20_Contents">DSERR_OUTOFMEMORY</text:p>
          </table:table-cell>
          <table:table-cell table:style-name="DirectSoundErrors.B2" office:value-type="string">
            <text:p text:style-name="Table_20_Contents">System::OutOfMemoryException</text:p>
          </table:table-cell>
        </table:table-row>
        <table:table-row>
          <table:table-cell table:style-name="DirectSoundErrors.A2" office:value-type="string">
            <text:p text:style-name="Table_20_Contents">DSERR_PRIOLEVELNEEDED</text:p>
          </table:table-cell>
          <table:table-cell table:style-name="DirectSoundErrors.B2" office:value-type="string">
            <text:p text:style-name="Table_20_Contents">DirectSoundPriorityLevelNeededException</text:p>
          </table:table-cell>
        </table:table-row>
        <table:table-row>
          <table:table-cell table:style-name="DirectSoundErrors.A2" office:value-type="string">
            <text:p text:style-name="Table_20_Contents">DSERR_UNINITIALIZED</text:p>
          </table:table-cell>
          <table:table-cell table:style-name="DirectSoundErrors.B2" office:value-type="string">
            <text:p text:style-name="Table_20_Contents">DirectSoundUninitializedException</text:p>
          </table:table-cell>
        </table:table-row>
        <table:table-row>
          <table:table-cell table:style-name="DirectSoundErrors.A2" office:value-type="string">
            <text:p text:style-name="Table_20_Contents">DSERR_UNSUPPORTED</text:p>
          </table:table-cell>
          <table:table-cell table:style-name="DirectSoundErrors.B2" office:value-type="string">
            <text:p text:style-name="Table_20_Contents">DirectSoundUnsupportedException</text:p>
          </table:table-cell>
        </table:table-row>
      </table:table>
      <text:h text:style-name="P6" text:outline-level="1"/>
      <text:h text:style-name="P6" text:outline-level="1"><text:s/>DirectInput 8</text:h>
      <text:p text:style-name="P7"><text:s text:c="2"/>E_HANDLE is also returned by IDirectInputDevice8::SetCooperativeLevel. </text:p>
      <text:p text:style-name="P7"><text:s text:c="2"/>E_PENDING is returned by IDirectInputDevice8::GetDeviceState.</text:p>
      <table:table table:name="DirectInput8" table:style-name="DirectInput8">
        <table:table-column table:style-name="DirectInput8.A"/>
        <table:table-column table:style-name="DirectInput8.B"/>
        <text:soft-page-break/>
        <table:table-row>
          <table:table-cell table:style-name="DirectInput8.A1" office:value-type="string">
            <text:p text:style-name="P8">DirectSound return value</text:p>
          </table:table-cell>
          <table:table-cell table:style-name="DirectInput8.B1" office:value-type="string">
            <text:p text:style-name="P4">.NET Exception</text:p>
          </table:table-cell>
        </table:table-row>
        <table:table-row>
          <table:table-cell table:style-name="DirectInput8.A2" office:value-type="string">
            <text:p text:style-name="Table_20_Contents">DIERR_ACQUIRED</text:p>
          </table:table-cell>
          <table:table-cell table:style-name="DirectInput8.B2" office:value-type="string">
            <text:p text:style-name="Table_20_Contents">DirectInputAcquiredException</text:p>
          </table:table-cell>
        </table:table-row>
        <table:table-row>
          <table:table-cell table:style-name="DirectInput8.A2" office:value-type="string">
            <text:p text:style-name="Table_20_Contents">DIERR_DEVICENOTREG </text:p>
          </table:table-cell>
          <table:table-cell table:style-name="DirectInput8.B2" office:value-type="string">
            <text:p text:style-name="Table_20_Contents">DirectInputDeviceNotRegisteredException</text:p>
          </table:table-cell>
        </table:table-row>
        <table:table-row>
          <table:table-cell table:style-name="DirectInput8.A2" office:value-type="string">
            <text:p text:style-name="Table_20_Contents">DIERR_INPUTLOST </text:p>
          </table:table-cell>
          <table:table-cell table:style-name="DirectInput8.B2" office:value-type="string">
            <text:p text:style-name="Table_20_Contents">DirectInputDeviceLostException</text:p>
          </table:table-cell>
        </table:table-row>
        <table:table-row>
          <table:table-cell table:style-name="DirectInput8.A2" office:value-type="string">
            <text:p text:style-name="Table_20_Contents">DIERR_INVALIDPARAM</text:p>
          </table:table-cell>
          <table:table-cell table:style-name="DirectInput8.B2" office:value-type="string">
            <text:p text:style-name="Table_20_Contents">DirectInputInvalidParameterException</text:p>
          </table:table-cell>
        </table:table-row>
        <table:table-row>
          <table:table-cell table:style-name="DirectInput8.A2" office:value-type="string">
            <text:p text:style-name="Table_20_Contents">DIERR_NOTACQUIRED </text:p>
          </table:table-cell>
          <table:table-cell table:style-name="DirectInput8.B2" office:value-type="string">
            <text:p text:style-name="Table_20_Contents">DirectInputDeviceNotAcquiredException</text:p>
          </table:table-cell>
        </table:table-row>
        <table:table-row>
          <table:table-cell table:style-name="DirectInput8.A2" office:value-type="string">
            <text:p text:style-name="Table_20_Contents">DIERR_NOINTERFACE </text:p>
          </table:table-cell>
          <table:table-cell table:style-name="DirectInput8.B2" office:value-type="string">
            <text:p text:style-name="Table_20_Contents">DirectInputNoInterfaceException</text:p>
          </table:table-cell>
        </table:table-row>
        <table:table-row>
          <table:table-cell table:style-name="DirectInput8.A2" office:value-type="string">
            <text:p text:style-name="Table_20_Contents">DIERR_NOTINITIALIZED </text:p>
          </table:table-cell>
          <table:table-cell table:style-name="DirectInput8.B2" office:value-type="string">
            <text:p text:style-name="Table_20_Contents">DirectInputNotInitializedException</text:p>
          </table:table-cell>
        </table:table-row>
        <table:table-row>
          <table:table-cell table:style-name="DirectInput8.A2" office:value-type="string">
            <text:p text:style-name="Table_20_Contents">DIERR_OLDDIRECTINPUTVERSION </text:p>
          </table:table-cell>
          <table:table-cell table:style-name="DirectInput8.B2" office:value-type="string">
            <text:p text:style-name="Table_20_Contents">DirectInputOldVersionException</text:p>
          </table:table-cell>
        </table:table-row>
        <table:table-row>
          <table:table-cell table:style-name="DirectInput8.A2" office:value-type="string">
            <text:p text:style-name="Table_20_Contents">DIERR_OTHERAPPHASPRIO </text:p>
          </table:table-cell>
          <table:table-cell table:style-name="DirectInput8.B2" office:value-type="string">
            <text:p text:style-name="Table_20_Contents">DirectInputOtherApplicationHasPriorityException</text:p>
          </table:table-cell>
        </table:table-row>
        <table:table-row>
          <table:table-cell table:style-name="DirectInput8.A2" office:value-type="string">
            <text:p text:style-name="Table_20_Contents">DIERR_OUTOFMEMORY </text:p>
          </table:table-cell>
          <table:table-cell table:style-name="DirectInput8.B2" office:value-type="string">
            <text:p text:style-name="Table_20_Contents">System::OutOfMemoryException</text:p>
          </table:table-cell>
        </table:table-row>
      </table:table>
      <text:p text:style-name="P7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0:40:25.02</meta:creation-date>
    <dc:date>2018-04-09T19:51:29.98</dc:date>
    <meta:editing-duration>P1DT1H7M12S</meta:editing-duration>
    <meta:editing-cycles>27</meta:editing-cycles>
    <meta:generator>OpenOffice/4.1.1$Win32 OpenOffice.org_project/411m6$Build-9775</meta:generator>
    <meta:document-statistic meta:table-count="3" meta:image-count="0" meta:object-count="0" meta:page-count="3" meta:paragraph-count="152" meta:word-count="172" meta:character-count="4023"/>
  </office:meta>
</office:document-meta>
</file>